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list-style-name="MyList-ul" style:family="paragraph" style:parent-style-name="Standard" style:name="PMyList-ul" style:display-name="PMyList-ul"/>
    <text:list-style style:name="MyList-ul" style:display-name="MyList-ul">
      <text:list-level-style-bullet text:bullet-relative-size="75%" text:bullet-char="⬩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⬩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⬩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⬩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⬩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⬩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⬩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⬩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⬩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⬩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MyList-ol" style:display-name="MyList-ol">
      <text:list-level-style-number style:num-suffix="" style:num-prefix="" text:start-value="diamond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diamond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diamond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diamond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diamond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diamond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diamond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diamond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diamond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diamond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MyEnum-ul" style:display-name="My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style:style style:list-style-name="MyEnum-ol" style:family="paragraph" style:parent-style-name="Standard" style:name="PMyEnum-ol" style:display-name="PMyEnum-ol"/>
    <text:list-style style:name="MyEnum-ol" style:display-name="MyEnum-ol">
      <text:list-level-style-number style:num-suffix=")" style:num-prefix="(" text:start-value="None" text:level="1" style:num-format="a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a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a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a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a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a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a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a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a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a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list-style-name="CustomBulletTextList-ul" style:family="paragraph" style:parent-style-name="Standard" style:name="PCustomBulletTextList-ul" style:display-name="PCustomBulletTextList-ul"/>
    <text:list-style style:name="CustomBulletTextList-ul" style:display-name="CustomBulletTextList-ul">
      <text:list-level-style-number style:num-suffix=" " style:num-prefix=" Item:" text:level="1" style:num-format="">
        <style:list-level-properties text:list-level-position-and-space-mode="label-alignment">
          <style:list-level-label-alignment fo:margin-left="30pt" fo:text-indent="-30pt" text:list-tab-stop-position="30pt" text:label-followed-by="listtab"/>
        </style:list-level-properties>
      </text:list-level-style-number>
      <text:list-level-style-number style:num-suffix=" " style:num-prefix=" Item:" text:level="2" style:num-format="">
        <style:list-level-properties text:list-level-position-and-space-mode="label-alignment">
          <style:list-level-label-alignment fo:margin-left="48pt" fo:text-indent="-30pt" text:list-tab-stop-position="48pt" text:label-followed-by="listtab"/>
        </style:list-level-properties>
      </text:list-level-style-number>
      <text:list-level-style-number style:num-suffix=" " style:num-prefix=" Item:" text:level="3" style:num-format="">
        <style:list-level-properties text:list-level-position-and-space-mode="label-alignment">
          <style:list-level-label-alignment fo:margin-left="66pt" fo:text-indent="-30pt" text:list-tab-stop-position="66pt" text:label-followed-by="listtab"/>
        </style:list-level-properties>
      </text:list-level-style-number>
      <text:list-level-style-number style:num-suffix=" " style:num-prefix=" Item:" text:level="4" style:num-format="">
        <style:list-level-properties text:list-level-position-and-space-mode="label-alignment">
          <style:list-level-label-alignment fo:margin-left="84pt" fo:text-indent="-30pt" text:list-tab-stop-position="84pt" text:label-followed-by="listtab"/>
        </style:list-level-properties>
      </text:list-level-style-number>
      <text:list-level-style-number style:num-suffix=" " style:num-prefix=" Item:" text:level="5" style:num-format="">
        <style:list-level-properties text:list-level-position-and-space-mode="label-alignment">
          <style:list-level-label-alignment fo:margin-left="102pt" fo:text-indent="-30pt" text:list-tab-stop-position="102pt" text:label-followed-by="listtab"/>
        </style:list-level-properties>
      </text:list-level-style-number>
      <text:list-level-style-number style:num-suffix=" " style:num-prefix=" Item:" text:level="6" style:num-format="">
        <style:list-level-properties text:list-level-position-and-space-mode="label-alignment">
          <style:list-level-label-alignment fo:margin-left="120pt" fo:text-indent="-30pt" text:list-tab-stop-position="120pt" text:label-followed-by="listtab"/>
        </style:list-level-properties>
      </text:list-level-style-number>
      <text:list-level-style-number style:num-suffix=" " style:num-prefix=" Item:" text:level="7" style:num-format="">
        <style:list-level-properties text:list-level-position-and-space-mode="label-alignment">
          <style:list-level-label-alignment fo:margin-left="138pt" fo:text-indent="-30pt" text:list-tab-stop-position="138pt" text:label-followed-by="listtab"/>
        </style:list-level-properties>
      </text:list-level-style-number>
      <text:list-level-style-number style:num-suffix=" " style:num-prefix=" Item:" text:level="8" style:num-format="">
        <style:list-level-properties text:list-level-position-and-space-mode="label-alignment">
          <style:list-level-label-alignment fo:margin-left="156pt" fo:text-indent="-30pt" text:list-tab-stop-position="156pt" text:label-followed-by="listtab"/>
        </style:list-level-properties>
      </text:list-level-style-number>
      <text:list-level-style-number style:num-suffix=" " style:num-prefix=" Item:" text:level="9" style:num-format="">
        <style:list-level-properties text:list-level-position-and-space-mode="label-alignment">
          <style:list-level-label-alignment fo:margin-left="174pt" fo:text-indent="-30pt" text:list-tab-stop-position="174pt" text:label-followed-by="listtab"/>
        </style:list-level-properties>
      </text:list-level-style-number>
      <text:list-level-style-number style:num-suffix=" " style:num-prefix=" Item:" text:level="10" style:num-format="">
        <style:list-level-properties text:list-level-position-and-space-mode="label-alignment">
          <style:list-level-label-alignment fo:margin-left="192pt" fo:text-indent="-30pt" text:list-tab-stop-position="192pt" text:label-followed-by="listtab"/>
        </style:list-level-properties>
      </text:list-level-style-number>
    </text:list-style>
    <text:list-style style:name="CustomBulletTextList-ol" style:display-name="CustomBulletTextList-ol">
      <text:list-level-style-number style:num-suffix="" style:num-prefix="" text:start-value="Item:" text:level="1" style:num-format="1">
        <style:list-level-properties text:list-level-position-and-space-mode="label-alignment">
          <style:list-level-label-alignment fo:margin-left="30pt" fo:text-indent="-30pt" text:list-tab-stop-position="30pt" text:label-followed-by="listtab"/>
        </style:list-level-properties>
      </text:list-level-style-number>
      <text:list-level-style-number style:num-suffix="" style:num-prefix="" text:start-value="Item:" text:level="2" style:num-format="1">
        <style:list-level-properties text:list-level-position-and-space-mode="label-alignment">
          <style:list-level-label-alignment fo:margin-left="48pt" fo:text-indent="-30pt" text:list-tab-stop-position="48pt" text:label-followed-by="listtab"/>
        </style:list-level-properties>
      </text:list-level-style-number>
      <text:list-level-style-number style:num-suffix="" style:num-prefix="" text:start-value="Item:" text:level="3" style:num-format="1">
        <style:list-level-properties text:list-level-position-and-space-mode="label-alignment">
          <style:list-level-label-alignment fo:margin-left="66pt" fo:text-indent="-30pt" text:list-tab-stop-position="66pt" text:label-followed-by="listtab"/>
        </style:list-level-properties>
      </text:list-level-style-number>
      <text:list-level-style-number style:num-suffix="" style:num-prefix="" text:start-value="Item:" text:level="4" style:num-format="1">
        <style:list-level-properties text:list-level-position-and-space-mode="label-alignment">
          <style:list-level-label-alignment fo:margin-left="84pt" fo:text-indent="-30pt" text:list-tab-stop-position="84pt" text:label-followed-by="listtab"/>
        </style:list-level-properties>
      </text:list-level-style-number>
      <text:list-level-style-number style:num-suffix="" style:num-prefix="" text:start-value="Item:" text:level="5" style:num-format="1">
        <style:list-level-properties text:list-level-position-and-space-mode="label-alignment">
          <style:list-level-label-alignment fo:margin-left="102pt" fo:text-indent="-30pt" text:list-tab-stop-position="102pt" text:label-followed-by="listtab"/>
        </style:list-level-properties>
      </text:list-level-style-number>
      <text:list-level-style-number style:num-suffix="" style:num-prefix="" text:start-value="Item:" text:level="6" style:num-format="1">
        <style:list-level-properties text:list-level-position-and-space-mode="label-alignment">
          <style:list-level-label-alignment fo:margin-left="120pt" fo:text-indent="-30pt" text:list-tab-stop-position="120pt" text:label-followed-by="listtab"/>
        </style:list-level-properties>
      </text:list-level-style-number>
      <text:list-level-style-number style:num-suffix="" style:num-prefix="" text:start-value="Item:" text:level="7" style:num-format="1">
        <style:list-level-properties text:list-level-position-and-space-mode="label-alignment">
          <style:list-level-label-alignment fo:margin-left="138pt" fo:text-indent="-30pt" text:list-tab-stop-position="138pt" text:label-followed-by="listtab"/>
        </style:list-level-properties>
      </text:list-level-style-number>
      <text:list-level-style-number style:num-suffix="" style:num-prefix="" text:start-value="Item:" text:level="8" style:num-format="1">
        <style:list-level-properties text:list-level-position-and-space-mode="label-alignment">
          <style:list-level-label-alignment fo:margin-left="156pt" fo:text-indent="-30pt" text:list-tab-stop-position="156pt" text:label-followed-by="listtab"/>
        </style:list-level-properties>
      </text:list-level-style-number>
      <text:list-level-style-number style:num-suffix="" style:num-prefix="" text:start-value="Item:" text:level="9" style:num-format="1">
        <style:list-level-properties text:list-level-position-and-space-mode="label-alignment">
          <style:list-level-label-alignment fo:margin-left="174pt" fo:text-indent="-30pt" text:list-tab-stop-position="174pt" text:label-followed-by="listtab"/>
        </style:list-level-properties>
      </text:list-level-style-number>
      <text:list-level-style-number style:num-suffix="" style:num-prefix="" text:start-value="Item:" text:level="10" style:num-format="1">
        <style:list-level-properties text:list-level-position-and-space-mode="label-alignment">
          <style:list-level-label-alignment fo:margin-left="192pt" fo:text-indent="-30pt" text:list-tab-stop-position="192pt" text:label-followed-by="listtab"/>
        </style:list-level-properties>
      </text:list-level-style-number>
    </text:list-style>
    <text:list-style style:name="Ordered-ul" style:display-name="Ordered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style:style style:list-style-name="Ordered-ol" style:family="paragraph" style:parent-style-name="Standard" style:name="POrdered-ol" style:display-name="POrdered-ol"/>
    <text:list-style style:name="Ordered-ol" style:display-name="Ordered-ol">
      <text:list-level-style-number style:num-suffix=":" style:num-prefix="" text:start-value="None" text:level="1" style:num-format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1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1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1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1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1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1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1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1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1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text:list-style style:name="OrdinalEnum-ul" style:display-name="OrdinalEnum-ul">
      <text:list-level-style-bullet text:bullet-relative-size="75%" text:bullet-char="•" text:level="1">
        <style:list-level-properties text:list-level-position-and-space-mode="label-alignment">
          <style:list-level-label-alignment fo:margin-left="20pt" fo:text-indent="-20pt" text:list-tab-stop-position="2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8pt" fo:text-indent="-20pt" text:list-tab-stop-position="3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6pt" fo:text-indent="-20pt" text:list-tab-stop-position="5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4pt" fo:text-indent="-20pt" text:list-tab-stop-position="7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2pt" fo:text-indent="-20pt" text:list-tab-stop-position="9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10pt" fo:text-indent="-20pt" text:list-tab-stop-position="11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8pt" fo:text-indent="-20pt" text:list-tab-stop-position="12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6pt" fo:text-indent="-20pt" text:list-tab-stop-position="14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4pt" fo:text-indent="-20pt" text:list-tab-stop-position="16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2pt" fo:text-indent="-20pt" text:list-tab-stop-position="182pt" text:label-followed-by="listtab"/>
        </style:list-level-properties>
      </text:list-level-style-bullet>
    </text:list-style>
    <style:style style:list-style-name="OrdinalEnum-ol" style:family="paragraph" style:parent-style-name="Standard" style:name="POrdinalEnum-ol" style:display-name="POrdinalEnum-ol"/>
    <text:list-style style:name="OrdinalEnum-ol" style:display-name="OrdinalEnum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20pt" fo:text-indent="-20pt" text:list-tab-stop-position="2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38pt" fo:text-indent="-20pt" text:list-tab-stop-position="3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56pt" fo:text-indent="-20pt" text:list-tab-stop-position="5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74pt" fo:text-indent="-20pt" text:list-tab-stop-position="7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92pt" fo:text-indent="-20pt" text:list-tab-stop-position="9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10pt" fo:text-indent="-20pt" text:list-tab-stop-position="11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28pt" fo:text-indent="-20pt" text:list-tab-stop-position="12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46pt" fo:text-indent="-20pt" text:list-tab-stop-position="14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64pt" fo:text-indent="-20pt" text:list-tab-stop-position="16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182pt" fo:text-indent="-20pt" text:list-tab-stop-position="182pt" text:label-followed-by="listtab"/>
        </style:list-level-properties>
      </text:list-level-style-number>
    </text:list-style>
    <text:list-style style:name="Default1-ul" style:display-name="Default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1-ol" style:display-name="Default1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Default2-ul" style:display-name="Default2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2-ol" style:display-name="Default2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1" style:display-name="Sp1">
      <style:paragraph-properties style:line-spacing="18.0pt"/>
    </style:style>
    <text:list-style style:name="Default3-ul" style:display-name="Default3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3-ol" style:display-name="Default3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2" style:display-name="Sp2">
      <style:paragraph-properties style:line-spacing="18.0pt"/>
    </style:style>
    <text:list-style style:name="MyList1-ul" style:display-name="MyList1-ul">
      <text:list-level-style-bullet text:bullet-relative-size="75%" text:bullet-char="⬩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⬩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⬩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⬩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⬩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⬩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⬩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⬩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⬩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⬩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MyList1-ol" style:display-name="MyList1-ol">
      <text:list-level-style-number style:num-suffix="" style:num-prefix="" text:start-value="diamond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diamond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diamond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diamond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diamond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diamond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diamond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diamond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diamond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diamond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3" style:display-name="Sp3">
      <style:paragraph-properties style:line-spacing="18.0pt"/>
    </style:style>
    <text:list-style style:name="MyEnum1-ul" style:display-name="MyEnum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MyEnum1-ol" style:display-name="MyEnum1-ol">
      <text:list-level-style-number style:num-suffix=")" style:num-prefix="(" text:start-value="None" text:level="1" style:num-format="a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a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a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a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a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a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a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a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a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a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4" style:display-name="Sp4">
      <style:paragraph-properties style:line-spacing="18.0pt"/>
    </style:style>
    <text:list-style style:name="CustomBulletTextList1-ul" style:display-name="CustomBulletTextList1-ul">
      <text:list-level-style-number style:num-suffix=" " style:num-prefix=" Item:" text:level="1" style:num-format="">
        <style:list-level-properties text:list-level-position-and-space-mode="label-alignment">
          <style:list-level-label-alignment fo:margin-left="30pt" fo:text-indent="-30pt" text:list-tab-stop-position="30pt" text:label-followed-by="listtab"/>
        </style:list-level-properties>
      </text:list-level-style-number>
      <text:list-level-style-number style:num-suffix=" " style:num-prefix=" Item:" text:level="2" style:num-format="">
        <style:list-level-properties text:list-level-position-and-space-mode="label-alignment">
          <style:list-level-label-alignment fo:margin-left="48pt" fo:text-indent="-30pt" text:list-tab-stop-position="48pt" text:label-followed-by="listtab"/>
        </style:list-level-properties>
      </text:list-level-style-number>
      <text:list-level-style-number style:num-suffix=" " style:num-prefix=" Item:" text:level="3" style:num-format="">
        <style:list-level-properties text:list-level-position-and-space-mode="label-alignment">
          <style:list-level-label-alignment fo:margin-left="66pt" fo:text-indent="-30pt" text:list-tab-stop-position="66pt" text:label-followed-by="listtab"/>
        </style:list-level-properties>
      </text:list-level-style-number>
      <text:list-level-style-number style:num-suffix=" " style:num-prefix=" Item:" text:level="4" style:num-format="">
        <style:list-level-properties text:list-level-position-and-space-mode="label-alignment">
          <style:list-level-label-alignment fo:margin-left="84pt" fo:text-indent="-30pt" text:list-tab-stop-position="84pt" text:label-followed-by="listtab"/>
        </style:list-level-properties>
      </text:list-level-style-number>
      <text:list-level-style-number style:num-suffix=" " style:num-prefix=" Item:" text:level="5" style:num-format="">
        <style:list-level-properties text:list-level-position-and-space-mode="label-alignment">
          <style:list-level-label-alignment fo:margin-left="102pt" fo:text-indent="-30pt" text:list-tab-stop-position="102pt" text:label-followed-by="listtab"/>
        </style:list-level-properties>
      </text:list-level-style-number>
      <text:list-level-style-number style:num-suffix=" " style:num-prefix=" Item:" text:level="6" style:num-format="">
        <style:list-level-properties text:list-level-position-and-space-mode="label-alignment">
          <style:list-level-label-alignment fo:margin-left="120pt" fo:text-indent="-30pt" text:list-tab-stop-position="120pt" text:label-followed-by="listtab"/>
        </style:list-level-properties>
      </text:list-level-style-number>
      <text:list-level-style-number style:num-suffix=" " style:num-prefix=" Item:" text:level="7" style:num-format="">
        <style:list-level-properties text:list-level-position-and-space-mode="label-alignment">
          <style:list-level-label-alignment fo:margin-left="138pt" fo:text-indent="-30pt" text:list-tab-stop-position="138pt" text:label-followed-by="listtab"/>
        </style:list-level-properties>
      </text:list-level-style-number>
      <text:list-level-style-number style:num-suffix=" " style:num-prefix=" Item:" text:level="8" style:num-format="">
        <style:list-level-properties text:list-level-position-and-space-mode="label-alignment">
          <style:list-level-label-alignment fo:margin-left="156pt" fo:text-indent="-30pt" text:list-tab-stop-position="156pt" text:label-followed-by="listtab"/>
        </style:list-level-properties>
      </text:list-level-style-number>
      <text:list-level-style-number style:num-suffix=" " style:num-prefix=" Item:" text:level="9" style:num-format="">
        <style:list-level-properties text:list-level-position-and-space-mode="label-alignment">
          <style:list-level-label-alignment fo:margin-left="174pt" fo:text-indent="-30pt" text:list-tab-stop-position="174pt" text:label-followed-by="listtab"/>
        </style:list-level-properties>
      </text:list-level-style-number>
      <text:list-level-style-number style:num-suffix=" " style:num-prefix=" Item:" text:level="10" style:num-format="">
        <style:list-level-properties text:list-level-position-and-space-mode="label-alignment">
          <style:list-level-label-alignment fo:margin-left="192pt" fo:text-indent="-30pt" text:list-tab-stop-position="192pt" text:label-followed-by="listtab"/>
        </style:list-level-properties>
      </text:list-level-style-number>
    </text:list-style>
    <text:list-style style:name="CustomBulletTextList1-ol" style:display-name="CustomBulletTextList1-ol">
      <text:list-level-style-number style:num-suffix="" style:num-prefix="" text:start-value="Item:" text:level="1" style:num-format="1">
        <style:list-level-properties text:list-level-position-and-space-mode="label-alignment">
          <style:list-level-label-alignment fo:margin-left="30pt" fo:text-indent="-30pt" text:list-tab-stop-position="30pt" text:label-followed-by="listtab"/>
        </style:list-level-properties>
      </text:list-level-style-number>
      <text:list-level-style-number style:num-suffix="" style:num-prefix="" text:start-value="Item:" text:level="2" style:num-format="1">
        <style:list-level-properties text:list-level-position-and-space-mode="label-alignment">
          <style:list-level-label-alignment fo:margin-left="48pt" fo:text-indent="-30pt" text:list-tab-stop-position="48pt" text:label-followed-by="listtab"/>
        </style:list-level-properties>
      </text:list-level-style-number>
      <text:list-level-style-number style:num-suffix="" style:num-prefix="" text:start-value="Item:" text:level="3" style:num-format="1">
        <style:list-level-properties text:list-level-position-and-space-mode="label-alignment">
          <style:list-level-label-alignment fo:margin-left="66pt" fo:text-indent="-30pt" text:list-tab-stop-position="66pt" text:label-followed-by="listtab"/>
        </style:list-level-properties>
      </text:list-level-style-number>
      <text:list-level-style-number style:num-suffix="" style:num-prefix="" text:start-value="Item:" text:level="4" style:num-format="1">
        <style:list-level-properties text:list-level-position-and-space-mode="label-alignment">
          <style:list-level-label-alignment fo:margin-left="84pt" fo:text-indent="-30pt" text:list-tab-stop-position="84pt" text:label-followed-by="listtab"/>
        </style:list-level-properties>
      </text:list-level-style-number>
      <text:list-level-style-number style:num-suffix="" style:num-prefix="" text:start-value="Item:" text:level="5" style:num-format="1">
        <style:list-level-properties text:list-level-position-and-space-mode="label-alignment">
          <style:list-level-label-alignment fo:margin-left="102pt" fo:text-indent="-30pt" text:list-tab-stop-position="102pt" text:label-followed-by="listtab"/>
        </style:list-level-properties>
      </text:list-level-style-number>
      <text:list-level-style-number style:num-suffix="" style:num-prefix="" text:start-value="Item:" text:level="6" style:num-format="1">
        <style:list-level-properties text:list-level-position-and-space-mode="label-alignment">
          <style:list-level-label-alignment fo:margin-left="120pt" fo:text-indent="-30pt" text:list-tab-stop-position="120pt" text:label-followed-by="listtab"/>
        </style:list-level-properties>
      </text:list-level-style-number>
      <text:list-level-style-number style:num-suffix="" style:num-prefix="" text:start-value="Item:" text:level="7" style:num-format="1">
        <style:list-level-properties text:list-level-position-and-space-mode="label-alignment">
          <style:list-level-label-alignment fo:margin-left="138pt" fo:text-indent="-30pt" text:list-tab-stop-position="138pt" text:label-followed-by="listtab"/>
        </style:list-level-properties>
      </text:list-level-style-number>
      <text:list-level-style-number style:num-suffix="" style:num-prefix="" text:start-value="Item:" text:level="8" style:num-format="1">
        <style:list-level-properties text:list-level-position-and-space-mode="label-alignment">
          <style:list-level-label-alignment fo:margin-left="156pt" fo:text-indent="-30pt" text:list-tab-stop-position="156pt" text:label-followed-by="listtab"/>
        </style:list-level-properties>
      </text:list-level-style-number>
      <text:list-level-style-number style:num-suffix="" style:num-prefix="" text:start-value="Item:" text:level="9" style:num-format="1">
        <style:list-level-properties text:list-level-position-and-space-mode="label-alignment">
          <style:list-level-label-alignment fo:margin-left="174pt" fo:text-indent="-30pt" text:list-tab-stop-position="174pt" text:label-followed-by="listtab"/>
        </style:list-level-properties>
      </text:list-level-style-number>
      <text:list-level-style-number style:num-suffix="" style:num-prefix="" text:start-value="Item:" text:level="10" style:num-format="1">
        <style:list-level-properties text:list-level-position-and-space-mode="label-alignment">
          <style:list-level-label-alignment fo:margin-left="192pt" fo:text-indent="-30pt" text:list-tab-stop-position="192pt" text:label-followed-by="listtab"/>
        </style:list-level-properties>
      </text:list-level-style-number>
    </text:list-style>
    <style:style style:family="paragraph" style:name="Sp5" style:display-name="Sp5">
      <style:paragraph-properties style:line-spacing="28.8pt"/>
    </style:style>
    <style:style style:family="paragraph" style:name="Sp6" style:display-name="Sp6">
      <style:paragraph-properties style:line-spacing="18.0pt"/>
    </style:style>
    <text:list-style style:name="Ordered1-ul" style:display-name="Ordered1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1-ol" style:display-name="Ordered1-ol">
      <text:list-level-style-number style:num-suffix=":" style:num-prefix="" text:start-value="None" text:level="1" style:num-format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1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1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1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1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1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1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1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1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1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7" style:display-name="Sp7">
      <style:paragraph-properties style:line-spacing="18.0pt"/>
    </style:style>
    <text:list-style style:name="Ordered2-ul" style:display-name="Ordered2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2-ol" style:display-name="Ordered2-ol">
      <text:list-level-style-number style:num-suffix=":" style:num-prefix="" text:start-value="None" text:level="1" style:num-format="a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a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a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a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a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a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a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a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a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a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8" style:display-name="Sp8">
      <style:paragraph-properties style:line-spacing="18.0pt"/>
    </style:style>
    <text:list-style style:name="Ordered3-ul" style:display-name="Ordered3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3-ol" style:display-name="Ordered3-ol">
      <text:list-level-style-number style:num-suffix=":" style:num-prefix="" text:start-value="None" text:level="1" style:num-format="A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A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A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A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A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A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A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A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A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A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9" style:display-name="Sp9">
      <style:paragraph-properties style:line-spacing="18.0pt"/>
    </style:style>
    <text:list-style style:name="Ordered4-ul" style:display-name="Ordered4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4-ol" style:display-name="Ordered4-ol">
      <text:list-level-style-number style:num-suffix=":" style:num-prefix="" text:start-value="None" text:level="1" style:num-format="i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i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i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i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i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i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i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i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i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i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0" style:display-name="Sp10">
      <style:paragraph-properties style:line-spacing="18.0pt"/>
    </style:style>
    <text:list-style style:name="Ordered5-ul" style:display-name="Ordered5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5-ol" style:display-name="Ordered5-ol">
      <text:list-level-style-number style:num-suffix=":" style:num-prefix="" text:start-value="None" text:level="1" style:num-format="I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I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I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I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I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I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I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I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I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I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1" style:display-name="Sp11">
      <style:paragraph-properties style:line-spacing="18.0pt"/>
    </style:style>
    <text:list-style style:name="Ordered6-ul" style:display-name="Ordered6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6-ol" style:display-name="Ordered6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2" style:display-name="Sp12">
      <style:paragraph-properties style:line-spacing="18.0pt"/>
    </style:style>
    <text:list-style style:name="Ordered7-ul" style:display-name="Ordered7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7-ol" style:display-name="Ordered7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3" style:display-name="Sp13">
      <style:paragraph-properties style:line-spacing="18.0pt"/>
    </style:style>
    <text:list-style style:name="Ordered8-ul" style:display-name="Ordered8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8-ol" style:display-name="Ordered8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4" style:display-name="Sp14">
      <style:paragraph-properties style:line-spacing="18.0pt"/>
    </style:style>
    <text:list-style style:name="Ordered9-ul" style:display-name="Ordered9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9-ol" style:display-name="Ordered9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5" style:display-name="Sp15">
      <style:paragraph-properties style:line-spacing="18.0pt"/>
    </style:style>
    <text:list-style style:name="Ordered10-ul" style:display-name="Ordered10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10-ol" style:display-name="Ordered10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6" style:display-name="Sp16">
      <style:paragraph-properties style:line-spacing="18.0pt"/>
    </style:style>
    <text:list-style style:name="Ordered11-ul" style:display-name="Ordered11-ul">
      <text:list-level-style-bullet text:bullet-relative-size="75%" text:bullet-char="•" text:level="1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bullet>
    </text:list-style>
    <text:list-style style:name="Ordered11-ol" style:display-name="Ordered11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45pt" fo:text-indent="-45pt" text:list-tab-stop-position="45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63pt" fo:text-indent="-45pt" text:list-tab-stop-position="63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81pt" fo:text-indent="-45pt" text:list-tab-stop-position="81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99pt" fo:text-indent="-45pt" text:list-tab-stop-position="99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17pt" fo:text-indent="-45pt" text:list-tab-stop-position="117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35pt" fo:text-indent="-45pt" text:list-tab-stop-position="135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53pt" fo:text-indent="-45pt" text:list-tab-stop-position="153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71pt" fo:text-indent="-45pt" text:list-tab-stop-position="171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89pt" fo:text-indent="-45pt" text:list-tab-stop-position="189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07pt" fo:text-indent="-45pt" text:list-tab-stop-position="207pt" text:label-followed-by="listtab"/>
        </style:list-level-properties>
      </text:list-level-style-number>
    </text:list-style>
    <style:style style:family="paragraph" style:name="Sp17" style:display-name="Sp17">
      <style:paragraph-properties style:line-spacing="18.0pt"/>
    </style:style>
    <style:style style:family="paragraph" style:name="Sp18" style:display-name="Sp18">
      <style:paragraph-properties style:line-spacing="3.6pt"/>
    </style:style>
    <text:list-style style:name="OrdinalEnum1-ul" style:display-name="OrdinalEnum1-ul">
      <text:list-level-style-bullet text:bullet-relative-size="75%" text:bullet-char="•" text:level="1">
        <style:list-level-properties text:list-level-position-and-space-mode="label-alignment">
          <style:list-level-label-alignment fo:margin-left="20pt" fo:text-indent="-20pt" text:list-tab-stop-position="2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8pt" fo:text-indent="-20pt" text:list-tab-stop-position="3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6pt" fo:text-indent="-20pt" text:list-tab-stop-position="5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4pt" fo:text-indent="-20pt" text:list-tab-stop-position="7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2pt" fo:text-indent="-20pt" text:list-tab-stop-position="9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10pt" fo:text-indent="-20pt" text:list-tab-stop-position="11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8pt" fo:text-indent="-20pt" text:list-tab-stop-position="12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6pt" fo:text-indent="-20pt" text:list-tab-stop-position="14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4pt" fo:text-indent="-20pt" text:list-tab-stop-position="16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2pt" fo:text-indent="-20pt" text:list-tab-stop-position="182pt" text:label-followed-by="listtab"/>
        </style:list-level-properties>
      </text:list-level-style-bullet>
    </text:list-style>
    <text:list-style style:name="OrdinalEnum1-ol" style:display-name="OrdinalEnum1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20pt" fo:text-indent="-20pt" text:list-tab-stop-position="2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38pt" fo:text-indent="-20pt" text:list-tab-stop-position="3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56pt" fo:text-indent="-20pt" text:list-tab-stop-position="5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74pt" fo:text-indent="-20pt" text:list-tab-stop-position="7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92pt" fo:text-indent="-20pt" text:list-tab-stop-position="9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10pt" fo:text-indent="-20pt" text:list-tab-stop-position="11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28pt" fo:text-indent="-20pt" text:list-tab-stop-position="12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146pt" fo:text-indent="-20pt" text:list-tab-stop-position="14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164pt" fo:text-indent="-20pt" text:list-tab-stop-position="16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182pt" fo:text-indent="-20pt" text:list-tab-stop-position="182pt" text:label-followed-by="listtab"/>
        </style:list-level-properties>
      </text:list-level-style-number>
    </text:list-style>
  </office:automatic-styles>
  <office:body>
    <office:text text:use-soft-page-breaks="true">
      <text:list text:style-name="Default1-ol">
        <text:list-item text:start-value="1">
          <text:p text:style-name="PDefault-ol"><text:span text:style-name="T1">Welcome to RML 1</text:span></text:p>
        </text:list-item>
        <text:list-item>
          <text:list text:style-name="Default2-ul">
            <text:list-item text:start-value="1">
              <text:p text:style-name="PDefault-ol"><text:span text:style-name="T2">unordered 1</text:span></text:p>
            </text:list-item>
            <text:list-item>
              <text:p text:style-name="PDefault-ol"><text:span text:style-name="T3">unordered 2</text:span></text:p>
            </text:list-item>
            <text:list-item>
              <text:p text:style-name="PDefault-ol"><text:span text:style-name="T4">unordered 3</text:span></text:p>
            </text:list-item>
            <text:list-item>
              <text:p text:style-name="PDefault-ol"><text:span text:style-name="T5">unordered 4</text:span></text:p>
            </text:list-item>
          </text:list>
        </text:list-item>
      </text:list>
      <text:p text:style-name="Sp1"/>
      <text:list text:style-name="Default3-ol">
        <text:list-item text:start-value="1">
          <text:p text:style-name="PDefault-ol"><text:span text:style-name="T6">Item 1</text:span></text:p>
        </text:list-item>
        <text:list-item>
          <text:p text:style-name="PDefault-ol"><text:span text:style-name="T7">Item 2</text:span></text:p>
        </text:list-item>
      </text:list>
      <text:p text:style-name="Sp2"/>
      <text:list text:style-name="MyList1-ul">
        <text:list-item text:start-value="1">
          <text:p text:style-name="PMyList-ul"><text:span text:style-name="T8">One</text:span></text:p>
        </text:list-item>
        <text:list-item>
          <text:p text:style-name="PMyList-ul"><text:span text:style-name="T9">Two</text:span></text:p>
        </text:list-item>
        <text:list-item>
          <text:p text:style-name="PMyList-ul"><text:span text:style-name="T10">Three</text:span></text:p>
        </text:list-item>
      </text:list>
      <text:p text:style-name="Sp3"/>
      <text:list text:style-name="MyEnum1-ol">
        <text:list-item text:start-value="1">
          <text:p text:style-name="PMyEnum-ol"><text:span text:style-name="T11">One</text:span></text:p>
        </text:list-item>
        <text:list-item>
          <text:p text:style-name="PMyEnum-ol"><text:span text:style-name="T12">Two</text:span></text:p>
        </text:list-item>
        <text:list-item>
          <text:p text:style-name="PMyEnum-ol"><text:span text:style-name="T13">Three</text:span></text:p>
        </text:list-item>
      </text:list>
      <text:p text:style-name="Sp4"/>
      <text:list text:style-name="CustomBulletTextList1-ul">
        <text:list-item text:start-value="1">
          <text:p text:style-name="PCustomBulletTextList-ul"><text:span text:style-name="T14">One</text:span></text:p>
        </text:list-item>
        <text:list-item>
          <text:p text:style-name="PCustomBulletTextList-ul"><text:span text:style-name="T15">Two</text:span></text:p>
        </text:list-item>
        <text:list-item>
          <text:p text:style-name="PCustomBulletTextList-ul"><text:span text:style-name="T16">Three</text:span></text:p>
        </text:list-item>
      </text:list>
      <text:p text:style-name="Sp5"/>
      <text:p text:style-name="Heading1"><text:span text:style-name="T17">Ordered List Bullet Types</text:span></text:p>
      <text:p text:style-name="Sp6"/>
      <text:list text:style-name="Ordered1-ol">
        <text:list-item text:start-value="1">
          <text:p text:style-name="POrdered-ol"><text:span text:style-name="T18">One</text:span></text:p>
        </text:list-item>
        <text:list-item>
          <text:p text:style-name="POrdered-ol"><text:span text:style-name="T19">Two</text:span></text:p>
        </text:list-item>
        <text:list-item>
          <text:p text:style-name="POrdered-ol"><text:span text:style-name="T20">Three</text:span></text:p>
        </text:list-item>
      </text:list>
      <text:p text:style-name="Sp7"/>
      <text:list text:style-name="Ordered2-ol">
        <text:list-item text:start-value="1">
          <text:p text:style-name="POrdered-ol"><text:span text:style-name="T21">One</text:span></text:p>
        </text:list-item>
        <text:list-item>
          <text:p text:style-name="POrdered-ol"><text:span text:style-name="T22">Two</text:span></text:p>
        </text:list-item>
        <text:list-item>
          <text:p text:style-name="POrdered-ol"><text:span text:style-name="T23">Three</text:span></text:p>
        </text:list-item>
      </text:list>
      <text:p text:style-name="Sp8"/>
      <text:list text:style-name="Ordered3-ol">
        <text:list-item text:start-value="1">
          <text:p text:style-name="POrdered-ol"><text:span text:style-name="T24">One</text:span></text:p>
        </text:list-item>
        <text:list-item>
          <text:p text:style-name="POrdered-ol"><text:span text:style-name="T25">Two</text:span></text:p>
        </text:list-item>
        <text:list-item>
          <text:p text:style-name="POrdered-ol"><text:span text:style-name="T26">Three</text:span></text:p>
        </text:list-item>
      </text:list>
      <text:p text:style-name="Sp9"/>
      <text:list text:style-name="Ordered4-ol">
        <text:list-item text:start-value="1">
          <text:p text:style-name="POrdered-ol"><text:span text:style-name="T27">One</text:span></text:p>
        </text:list-item>
        <text:list-item>
          <text:p text:style-name="POrdered-ol"><text:span text:style-name="T28">Two</text:span></text:p>
        </text:list-item>
        <text:list-item>
          <text:p text:style-name="POrdered-ol"><text:span text:style-name="T29">Three</text:span></text:p>
        </text:list-item>
      </text:list>
      <text:p text:style-name="Sp10"/>
      <text:list text:style-name="Ordered5-ol">
        <text:list-item text:start-value="1">
          <text:p text:style-name="POrdered-ol"><text:span text:style-name="T30">One</text:span></text:p>
        </text:list-item>
        <text:list-item>
          <text:p text:style-name="POrdered-ol"><text:span text:style-name="T31">Two</text:span></text:p>
        </text:list-item>
        <text:list-item>
          <text:p text:style-name="POrdered-ol"><text:span text:style-name="T32">Three</text:span></text:p>
        </text:list-item>
      </text:list>
      <text:p text:style-name="Sp11"/>
      <text:list text:style-name="Ordered6-ol">
        <text:list-item text:start-value="1">
          <text:p text:style-name="POrdered-ol"><text:span text:style-name="T33">One:</text:span><text:tab/><text:span text:style-name="T34">One</text:span></text:p>
        </text:list-item>
        <text:list-item>
          <text:p text:style-name="POrdered-ol"><text:span text:style-name="T35">Two:</text:span><text:tab/><text:span text:style-name="T36">Two</text:span></text:p>
        </text:list-item>
        <text:list-item>
          <text:p text:style-name="POrdered-ol"><text:span text:style-name="T37">Three:</text:span><text:tab/><text:span text:style-name="T38">Three</text:span></text:p>
        </text:list-item>
      </text:list>
      <text:p text:style-name="Sp12"/>
      <text:list text:style-name="Ordered7-ol">
        <text:list-item text:start-value="1">
          <text:p text:style-name="POrdered-ol"><text:span text:style-name="T39">ONE:</text:span><text:tab/><text:span text:style-name="T40">One</text:span></text:p>
        </text:list-item>
        <text:list-item>
          <text:p text:style-name="POrdered-ol"><text:span text:style-name="T41">TWO:</text:span><text:tab/><text:span text:style-name="T42">Two</text:span></text:p>
        </text:list-item>
        <text:list-item>
          <text:p text:style-name="POrdered-ol"><text:span text:style-name="T43">THREE:</text:span><text:tab/><text:span text:style-name="T44">Three</text:span></text:p>
        </text:list-item>
      </text:list>
      <text:p text:style-name="Sp13"/>
      <text:list text:style-name="Ordered8-ol">
        <text:list-item text:start-value="1">
          <text:p text:style-name="POrdered-ol"><text:span text:style-name="T45">First:</text:span><text:tab/><text:span text:style-name="T46">One</text:span></text:p>
        </text:list-item>
        <text:list-item>
          <text:p text:style-name="POrdered-ol"><text:span text:style-name="T47">Second:</text:span><text:tab/><text:span text:style-name="T48">Two</text:span></text:p>
        </text:list-item>
        <text:list-item>
          <text:p text:style-name="POrdered-ol"><text:span text:style-name="T49">Third:</text:span><text:tab/><text:span text:style-name="T50">Three</text:span></text:p>
        </text:list-item>
      </text:list>
      <text:p text:style-name="Sp14"/>
      <text:list text:style-name="Ordered9-ol">
        <text:list-item text:start-value="1">
          <text:p text:style-name="POrdered-ol"><text:span text:style-name="T51">FIRST:</text:span><text:tab/><text:span text:style-name="T52">One</text:span></text:p>
        </text:list-item>
        <text:list-item>
          <text:p text:style-name="POrdered-ol"><text:span text:style-name="T53">SECOND:</text:span><text:tab/><text:span text:style-name="T54">Two</text:span></text:p>
        </text:list-item>
        <text:list-item>
          <text:p text:style-name="POrdered-ol"><text:span text:style-name="T55">THIRD:</text:span><text:tab/><text:span text:style-name="T56">Three</text:span></text:p>
        </text:list-item>
      </text:list>
      <text:p text:style-name="Sp15"/>
      <text:list text:style-name="Ordered10-ol">
        <text:list-item text:start-value="1">
          <text:p text:style-name="POrdered-ol"><text:span text:style-name="T57">1st:</text:span><text:tab/><text:span text:style-name="T58">One</text:span></text:p>
        </text:list-item>
        <text:list-item>
          <text:p text:style-name="POrdered-ol"><text:span text:style-name="T59">2nd:</text:span><text:tab/><text:span text:style-name="T60">Two</text:span></text:p>
        </text:list-item>
        <text:list-item>
          <text:p text:style-name="POrdered-ol"><text:span text:style-name="T61">3rd:</text:span><text:tab/><text:span text:style-name="T62">Three</text:span></text:p>
        </text:list-item>
      </text:list>
      <text:p text:style-name="Sp16"/>
      <text:list text:style-name="Ordered11-ol">
        <text:list-item text:start-value="1">
          <text:p text:style-name="POrdered-ol"><text:span text:style-name="T63">1ST:</text:span><text:tab/><text:span text:style-name="T64">One</text:span></text:p>
        </text:list-item>
        <text:list-item>
          <text:p text:style-name="POrdered-ol"><text:span text:style-name="T65">2ND:</text:span><text:tab/><text:span text:style-name="T66">Two</text:span></text:p>
        </text:list-item>
        <text:list-item>
          <text:p text:style-name="POrdered-ol"><text:span text:style-name="T67">3RD:</text:span><text:tab/><text:span text:style-name="T68">Three</text:span></text:p>
        </text:list-item>
      </text:list>
      <text:p text:style-name="Sp17"/>
      <text:p text:style-name="Normal"><text:span text:style-name="T69">Use style to set bullet type.</text:span></text:p>
      <text:p text:style-name="Sp18"/>
      <text:list text:style-name="OrdinalEnum1-ol">
        <text:list-item text:start-value="1">
          <text:p text:style-name="POrdinalEnum-ol"><text:span text:style-name="T70">1ST:</text:span><text:tab/><text:span text:style-name="T71">One</text:span></text:p>
        </text:list-item>
        <text:list-item>
          <text:p text:style-name="POrdinalEnum-ol"><text:span text:style-name="T72">2ND:</text:span><text:tab/><text:span text:style-name="T73">Two</text:span></text:p>
        </text:list-item>
        <text:list-item>
          <text:p text:style-name="POrdinalEnum-ol"><text:span text:style-name="T74">3RD:</text:span><text:tab/><text:span text:style-name="T75">Three</text:span></text:p>
        </text:list-item>
      </text:list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  <style:style style:family="text" style:name="T70" style:display-name="T70">
      <style:text-properties/>
    </style:style>
    <style:style style:family="text" style:name="T71" style:display-name="T71">
      <style:text-properties/>
    </style:style>
    <style:style style:family="text" style:name="T72" style:display-name="T72">
      <style:text-properties/>
    </style:style>
    <style:style style:family="text" style:name="T73" style:display-name="T73">
      <style:text-properties/>
    </style:style>
    <style:style style:family="text" style:name="T74" style:display-name="T74">
      <style:text-properties/>
    </style:style>
    <style:style style:family="text" style:name="T75" style:display-name="T75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